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5.998cm" svg:height="10.96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9:15:25.637000000</meta:creation-date>
    <dc:date>2019-05-17T09:18:11.167000000</dc:date>
    <meta:editing-duration>PT2M45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6.3.0.0.alpha1$Windows_X86_64 LibreOffice_project/93abdf39b01bb7b404dc09ef37369a4350fb0d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fo:language="zxx" fo:country="none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96cm" xlink:href="." xlink:type="simple" chart:class="chart:bar" chart:style-name="ch1">
        <chart:legend chart:legend-position="end" svg:x="13.788cm" svg:y="4.683cm" style:legend-expansion="high" chart:style-name="ch2"/>
        <chart:plot-area chart:style-name="ch3" chart:data-source-has-labels="both" svg:x="-0.081cm" svg:y="0.202cm" svg:width="13.514cm" svg:height="10.128cm">
          <chartooo:coordinate-region svg:x="3.53cm" svg:y="0.202cm" svg:width="9.716cm" svg:height="9.48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Some long X Axis Label on Vertical X Axis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Some long X Axis Label on Vertical X Axis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Some long X Axis Label on Vertical X Axis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Some long X Axis Label on Vertical X Axis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1$Windows_X86_64 LibreOffice_project/93abdf39b01bb7b404dc09ef37369a4350fb0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